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2d709" officeooo:paragraph-rsid="0002d709"/>
    </style:style>
    <style:style style:name="P2" style:family="paragraph" style:parent-style-name="Preformatted_20_Text">
      <style:text-properties officeooo:rsid="0002d709" officeooo:paragraph-rsid="000622eb"/>
    </style:style>
    <style:style style:name="P3" style:family="paragraph" style:parent-style-name="Standard">
      <style:text-properties officeooo:rsid="00155ab3" officeooo:paragraph-rsid="0002d709"/>
    </style:style>
    <style:style style:name="P4" style:family="paragraph" style:parent-style-name="Standard">
      <style:text-properties officeooo:rsid="0002d709" officeooo:paragraph-rsid="0002d709"/>
    </style:style>
    <style:style style:name="P5" style:family="paragraph" style:parent-style-name="Standard">
      <style:text-properties officeooo:rsid="0002d709" officeooo:paragraph-rsid="000622eb"/>
    </style:style>
    <style:style style:name="P6" style:family="paragraph" style:parent-style-name="Standard">
      <style:text-properties officeooo:rsid="0002d709" officeooo:paragraph-rsid="0002d709" fo:background-color="#dd4814"/>
    </style:style>
    <style:style style:name="P7" style:family="paragraph" style:parent-style-name="Standard">
      <style:text-properties fo:font-size="10pt" officeooo:rsid="0002d709" officeooo:paragraph-rsid="0002d709" style:font-size-asian="10pt"/>
    </style:style>
    <style:style style:name="T1" style:family="text">
      <style:text-properties officeooo:rsid="0002d709"/>
    </style:style>
    <style:style style:name="T2" style:family="text">
      <style:text-properties fo:font-variant="normal" fo:text-transform="none" fo:color="#eff0f9" fo:letter-spacing="normal" fo:font-style="normal" fo:font-weight="normal" fo:background-color="#29292e" loext:char-shading-value="0" loext:padding="0in" loext:border="none"/>
    </style:style>
    <style:style style:name="T3" style:family="text">
      <style:text-properties fo:font-variant="normal" fo:text-transform="none" fo:color="#eff0f9" fo:letter-spacing="normal" fo:font-style="normal" fo:font-weight="normal" officeooo:rsid="000622eb" fo:background-color="#29292e" loext:char-shading-value="0" loext:padding="0in" loext:border="none"/>
    </style:style>
    <style:style style:name="T4" style:family="text">
      <style:text-properties fo:font-variant="normal" fo:text-transform="none" fo:color="#eff0f9" fo:letter-spacing="normal" fo:font-style="normal" fo:font-weight="normal" officeooo:rsid="000622eb" loext:padding="0in" loext:border="none"/>
    </style:style>
    <style:style style:name="T5" style:family="text">
      <style:text-properties fo:font-variant="normal" fo:text-transform="none" fo:color="#eff0f9" fo:letter-spacing="normal" fo:font-style="normal" fo:font-weight="normal" officeooo:rsid="000622eb" fo:background-color="transparent" loext:char-shading-value="0" loext:padding="0in" loext:border="none"/>
    </style:style>
    <style:style style:name="T6" style:family="text">
      <style:text-properties fo:font-variant="normal" fo:text-transform="none" fo:letter-spacing="normal" fo:font-style="normal" fo:font-weight="normal" officeooo:rsid="000622eb" fo:background-color="transparent" loext:char-shading-value="0" loext:padding="0in" loext:border="none"/>
    </style:style>
    <style:style style:name="T7" style:family="text">
      <style:text-properties fo:font-variant="normal" fo:text-transform="none" fo:color="#000000" fo:letter-spacing="normal" fo:font-style="normal" fo:font-weight="normal" officeooo:rsid="000622eb" fo:background-color="transparent" loext:char-shading-value="0" loext:padding="0in" loext:border="none"/>
    </style:style>
    <style:style style:name="T8" style:family="text">
      <style:text-properties fo:font-variant="normal" fo:text-transform="none" fo:color="#000000" fo:letter-spacing="normal" fo:font-style="normal" fo:font-weight="normal" officeooo:rsid="000622eb" fo:background-color="transparent" loext:char-shading-value="0" loext:padding="0in" loext:border="none"/>
    </style:style>
    <style:style style:name="T9" style:family="text">
      <style:text-properties fo:font-variant="normal" fo:text-transform="none" fo:color="#000000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ffffff" fo:letter-spacing="normal" fo:font-style="normal" fo:font-weight="normal" fo:background-color="#333333" loext:char-shading-value="0" loext:padding="0in" loext:border="none"/>
    </style:style>
    <style:style style:name="T11" style:family="text">
      <style:text-properties officeooo:rsid="00043f99"/>
    </style:style>
    <style:style style:name="T12" style:family="text">
      <style:text-properties fo:font-size="14pt" officeooo:rsid="000622eb"/>
    </style:style>
    <style:style style:name="T13" style:family="text">
      <style:text-properties fo:font-size="16pt" officeooo:rsid="000622eb"/>
    </style:style>
    <style:style style:name="T14" style:family="text">
      <style:text-properties fo:font-size="18pt" officeooo:rsid="00043f99" style:font-size-asian="18pt"/>
    </style:style>
    <style:style style:name="T15" style:family="text">
      <style:text-properties fo:font-size="18pt" officeooo:rsid="000622eb"/>
    </style:style>
    <style:style style:name="T16" style:family="text">
      <style:text-properties fo:font-size="22pt" officeooo:rsid="00043f99" style:font-size-asian="22pt"/>
    </style:style>
    <style:style style:name="T17" style:family="text">
      <style:text-properties officeooo:rsid="000622eb"/>
    </style:style>
    <style:style style:name="T18" style:family="text">
      <style:text-properties fo:font-size="12pt" officeooo:rsid="000622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<text:span text:style-name="T1">VS code jetson TX2에 설치하기]</text:span></text:p>
      <text:p text:style-name="P3">소속:한양대학교 공학대학 전자공학부</text:p>
      <text:p text:style-name="P3">작성자: 황인재, 이진성</text:p>
      <text:p text:style-name="P3">작성일: 2019.<text:span text:style-name="T1">7.16</text:span></text:p>
      <text:p text:style-name="P3">내용: </text:p>
      <text:p text:style-name="P4">jetsontx2는 컴퓨터 아키텍쳐가 aarch64를 따르고 있습니다. 이는 리눅스나 윈도우환경에서 설치되는 방식으로 설치를 진행할 경우 에러가 발생할 수 있기에 다음과 같은 설치과정을 거치도록합니다.</text:p>
      <text:p text:style-name="P4"/>
      <text:p text:style-name="P7">(참고) 리눅스를 사용하다 보면 인터넷상으로 무엇인가를 다운로드 받을 때 <text:span text:style-name="T11">curl이라는 명령어가 자주 보이게 되는데, </text:span><text:span text:style-name="T16">c</text:span><text:span text:style-name="T11">ommand line </text:span><text:span text:style-name="T14">url</text:span><text:span text:style-name="T11">의 약자로 뒤에 재시된 인터넷 주소로 들어가 해당 패키지를 다운받겠다는 명령어이다. 유사하게는 wget(web get, 웹에서 받겠다)정도가 있다.</text:span></text:p>
      <text:p text:style-name="P2"><text:span text:style-name="Source_20_Text"><text:span text:style-name="T8">1.curl 명령어를 이용해 다음 명령을 실행합시다. </text:span></text:span></text:p>
      <text:p text:style-name="P2"><text:span text:style-name="Source_20_Text"><text:span text:style-name="T8">(curl이 설치되어 있지 않다고 할 경우 sudo apt-get install curl로 curl을 설치해주세)</text:span></text:span></text:p>
      <text:p text:style-name="P1"><text:span text:style-name="Source_20_Text"><text:span text:style-name="T9"/></text:span></text:p>
      <text:p text:style-name="P1"><text:span text:style-name="Source_20_Text"><text:span text:style-name="T10">curl -L https://github.com/toolboc/vscode/releases/download/1.32.3/code-oss_1.32.3-arm64.deb -o code-oss_1.32.3-arm64.deb</text:span></text:span></text:p>
      <text:p text:style-name="P6"/>
      <text:p text:style-name="P5">2.(참고) <text:span text:style-name="T17">dpkg </text:span><text:span text:style-name="T13">d</text:span><text:span text:style-name="T17">ebian</text:span><text:span text:style-name="T12">P</text:span><text:span text:style-name="T18">ac</text:span><text:span text:style-name="T13">k</text:span><text:span text:style-name="T12">a</text:span><text:span text:style-name="T15">g</text:span><text:span text:style-name="T12">e의 약자 옵션 -i는 install을 의미합니다.</text:span></text:p>
      <text:p text:style-name="P5"><text:s/><text:span text:style-name="T12">명령어를 통해 다운은 설치 파일을 설치해주도록 합시다.</text:span></text:p>
      <text:p text:style-name="P1"><text:span text:style-name="Source_20_Text"><text:span text:style-name="T2">sudo dpkg -i code-oss_1.32.3-arm64.deb</text:span></text:span></text:p>
      <text:p text:style-name="P1"><text:span text:style-name="Source_20_Text"><text:span text:style-name="T2"/></text:span></text:p>
      <text:p text:style-name="P2"><text:span text:style-name="Source_20_Text"><text:span text:style-name="T7">3.설치가 완료되면</text:span></text:span></text:p>
      <text:p text:style-name="P2"><text:span text:style-name="Source_20_Text"><text:span text:style-name="T3">code-oss</text:span></text:span><text:span text:style-name="Source_20_Text"><text:span text:style-name="T7">로 실행해줍시다. </text:span></text:span></text:p>
      <text:p text:style-name="P2"><text:span text:style-name="Source_20_Text"><text:span text:style-name="T7"/></text:span></text:p>
      <text:p text:style-name="P2"><text:span text:style-name="Source_20_Text"><text:span text:style-name="T7">4.매번 터미널로 실행하기 귀찮으니 lock launcher로 패널에 고정시켜두도록 합시다.</text:span></text:span></text:p>
      <text:p text:style-name="P4"/>
      <text:p text:style-name="P4">&lt;참조&gt;</text:p>
      <text:p text:style-name="P4">[<text:span text:style-name="T11">curl 설명</text:span>]</text:p>
      <text:p text:style-name="P4"><text:a xlink:type="simple" xlink:href="https://www.lesstif.com/pages/viewpage.action?pageId=14745703" text:style-name="Internet_20_link" text:visited-style-name="Visited_20_Internet_20_Link">https://www.lesstif.com/pages/viewpage.action?pageId=14745703</text:a></text:p>
      <text:p text:style-name="P4">[<text:span text:style-name="T11">vscode설치 설명</text:span>]</text:p>
      <text:p text:style-name="P4"><text:a xlink:type="simple" xlink:href="https://dev.to/azure/getting-started-with-iot-edge-development-on-nvidia-jetson-devices-2dfl" text:style-name="Internet_20_link" text:visited-style-name="Visited_20_Internet_20_Link">https://dev.to/azure/getting-started-with-iot-edge-development-on-nvidia-jetson-devices-2df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5:13:49.257504426</meta:creation-date>
    <dc:date>2019-07-16T15:31:07.993964941</dc:date>
    <meta:editing-duration>PT17M1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396" meta:character-count="945" meta:non-whitespace-character-count="831"/>
  </office:meta>
</office:document-meta>
</file>